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568cm" svg:height="8.194cm" svg:x="0.2cm" svg:y="1.1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4:53:34.249419714</dc:date>
    <meta:editing-duration>PT3M3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9cm" svg:height="8.195cm" xlink:href="." xlink:type="simple" chart:class="chart:scatter" chart:style-name="ch1">
        <chart:plot-area chart:style-name="ch2" chart:data-source-has-labels="both" svg:x="0.291cm" svg:y="0.163cm" svg:width="13.987cm" svg:height="7.869cm">
          <chart:coordinate-region svg:x="0.833cm" svg:y="0.362cm" svg:width="13.351cm" svg:height="7.471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